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paragraph-properties fo:text-align="start" style:justify-single-word="false"/>
    </style:style>
    <style:style style:name="P13" style:family="paragraph" style:parent-style-name="Standard" style:master-page-name="First_20_Page">
      <style:paragraph-properties style:page-number="auto"/>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2738976" text:id="ct522738976">
          <text:insertion>
            <office:change-info>
              <dc:creator>Bob Jacobsen</dc:creator>
              <dc:date>2012-09-23T17:13:00</dc:date>
            </office:change-info>
          </text:insertion>
        </text:changed-region>
        <text:changed-region xml:id="ct379400336" text:id="ct379400336">
          <text:insertion>
            <office:change-info>
              <dc:creator>Bob Jacobsen</dc:creator>
              <dc:date>2012-08-19T22:14:00</dc:date>
            </office:change-info>
          </text:insertion>
        </text:changed-region>
        <text:changed-region xml:id="ct379399904" text:id="ct379399904">
          <text:insertion>
            <office:change-info>
              <dc:creator>Bob Jacobsen</dc:creator>
              <dc:date>2012-08-19T22:15:00</dc:date>
            </office:change-info>
          </text:insertion>
        </text:changed-region>
        <text:changed-region xml:id="ct379403344" text:id="ct379403344">
          <text:insertion>
            <office:change-info>
              <dc:creator>Bob Jacobsen</dc:creator>
              <dc:date>2012-08-19T22:20:00</dc:date>
            </office:change-info>
          </text:insertion>
        </text:changed-region>
        <text:changed-region xml:id="ct379403440" text:id="ct379403440">
          <text:insertion>
            <office:change-info>
              <dc:creator>Bob Jacobsen</dc:creator>
              <dc:date>2012-08-19T22:21:00</dc:date>
            </office:change-info>
          </text:insertion>
        </text:changed-region>
        <text:changed-region xml:id="ct379403568" text:id="ct379403568">
          <text:insertion>
            <office:change-info>
              <dc:creator>Bob Jacobsen</dc:creator>
              <dc:date>2012-08-19T22:15:00</dc:date>
            </office:change-info>
          </text:insertion>
        </text:changed-region>
        <text:changed-region xml:id="ct379404048" text:id="ct379404048">
          <text:deletion>
            <office:change-info>
              <dc:creator>Bob Jacobsen</dc:creator>
              <dc:date>2012-08-19T22:16:00</dc:date>
            </office:change-info>
            <text:p text:style-name="Standard">The length of the field is constrained by the CAN frame length. </text:p>
            <text:p text:style-name="Standard"/>
          </text:deletion>
        </text:changed-region>
        <text:changed-region xml:id="ct379404256" text:id="ct379404256">
          <text:deletion>
            <office:change-info>
              <dc:creator>Bob Jacobsen</dc:creator>
              <dc:date>2012-08-19T22:16:00</dc:date>
            </office:change-info>
            <text:p text:style-name="P1">0x00 00 00 00 00 08 through 0x00 00 00 00 00 01 are reserved for control of future expansion. They'll eventually be needed when there are more 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1"/>
          </text:deletion>
        </text:changed-region>
        <text:changed-region xml:id="ct379404496" text:id="ct379404496">
          <text:insertion>
            <office:change-info>
              <dc:creator>Bob Jacobsen</dc:creator>
              <dc:date>2012-08-19T22:21:00</dc:date>
            </office:change-info>
          </text:insertion>
        </text:changed-region>
        <text:changed-region xml:id="ct379404704" text:id="ct379404704">
          <text:insertion>
            <office:change-info>
              <dc:creator>Bob Jacobsen</dc:creator>
              <dc:date>2012-08-19T22:22:00</dc:date>
            </office:change-info>
          </text:insertion>
        </text:changed-region>
        <text:changed-region xml:id="ct379404848" text:id="ct379404848">
          <text:insertion>
            <office:change-info>
              <dc:creator>Bob Jacobsen</dc:creator>
              <dc:date>2012-08-18T02:35:00</dc:date>
            </office:change-info>
          </text:insertion>
        </text:changed-region>
        <text:changed-region xml:id="ct379405232" text:id="ct379405232">
          <text:insertion>
            <office:change-info>
              <dc:creator>Bob Jacobsen</dc:creator>
              <dc:date>2012-08-18T0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change-start text:change-id="ct522738976"/>Note: <text:s/>This document is obsolete. <text:s/>Its contents have been moved into the General Message Standard.</text:p>
      <text:h text:style-name="Heading_20_1" text:outline-level="1"><text:change-end text:change-id="ct522738976"/>Introduction</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Introduction<text:change-start text:change-id="ct379400336"/></text:h>
      <text:p text:style-name="Standard"><text:change-end text:change-id="ct379400336"/><text:change-start text:change-id="ct379399904"/>(No annotations)<text:change-end text:change-id="ct379399904"/></text:p>
      <text:h text:style-name="Heading_20_2" text:outline-level="2">Intended Use</text:h>
      <text:p text:style-name="Standard">Although this protocol isn't mandatory, it's a very good idea to provide it. <text:s/>High-function nodes such as PC programs are likely to use it to customize their operation. Programmers are more likely to use this protocol rather than write special error-handling code for each of the many different protocols. Use of this protocol also avoids “intentional errors”, which might confuse or annoy users.</text:p>
      <text:h text:style-name="Heading_20_2" text:outline-level="2"><text:soft-page-break/>Reference and Context</text:h>
      <text:p text:style-name="Standard">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h text:style-name="Heading_20_2" text:outline-level="2">Messages</text:h>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change-start text:change-id="ct379403344"/></text:p>
      <text:p text:style-name="Standard">The requirement for messages of “six or more bytes” is to allow for future expansion. <text:s/>Messages of more than 6 bytes on CAN will be sent using the start/end <text:change-end text:change-id="ct379403344"/><text:change-start text:change-id="ct379403440"/>message framing bits.<text:change-end text:change-id="ct379403440"/></text:p>
      <text:h text:style-name="Heading_20_2" text:outline-level="2">Interactions</text:h>
      <text:p text:style-name="Standard">Othe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start text:change-id="ct379403568"/> There's no mechanism for a node to request an update if the list of supported protocols changes.<text:change-end text:change-id="ct379403568"/></text:p>
      <text:p text:style-name="Standard">A node supporting this protocol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h text:style-name="Heading_20_2" text:outline-level="2">Protocol Identification Values</text:h>
      <text:p text:style-name="Standard"><text:change text:change-id="ct379404048"/>OpenLCB is big-endian, so these have been assigned from the MSB of the 1<text:span text:style-name="T4">st</text:span> byte.</text:p>
      <text:p text:style-name="Standard">The MSB for Protocol Identification Protocol is always 1, because it has to be present for the reply to be generated.</text:p>
      <text:p text:style-name="P1"><text:change text:change-id="ct379404256"/>In general, nodes using this protocol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in any one of several ways.</text:p>
      <text:p text:style-name="P1"><text:soft-page-break/>We define the bits here, rather than in the individual protocol definitions, to reduce the risk of duplicate assignments. Duplicate assignments would be obvious here, but not so much when spread across separate documents.<text:change-start text:change-id="ct379404496"/></text:p>
      <text:p text:style-name="P1">Before the CAN message start/end bits were defined, the 0x00 00 00 00 00 0F bits in the PIP reply message were defined <text:change-end text:change-id="ct379404496"/><text:change-start text:change-id="ct379404704"/>for expansion. <text:s/>Nodes where to ignore any frames with one or more of those bits set. That mechanism is no longer present, but some of those nodes exist, so for backwards compatibility those bits are permanently reserved.<text:change-end text:change-id="ct379404704"/></text:p>
      <text:h text:style-name="Heading_20_1" text:outline-level="1">Extensions and Alternatives</text:h>
      <text:p text:style-name="Standard">This protocol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change-start text:change-id="ct379404848"/></text:p>
      <text:p text:style-name="Standard">The information returned is intended to be considered static: <text:s/>A node may request it and never have to request it again, because it won't change.<text:change-end text:change-id="ct379404848"/><text:change-start text:change-id="ct379405232"/> <text:s/>(For development purposes, a node might be reprogrammed, so <text:span text:style-name="T5">it might be useful if configuration tools have a way to force rescan of this data)</text:span><text:change-end text:change-id="ct37940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0"><text:s/>2.1 Introduction<text:tab/>1</text:p>
          <text:p text:style-name="P10"><text:s/>2.2 Intended Use<text:tab/>1</text:p>
          <text:p text:style-name="P10"><text:s/>2.3 Reference and Context<text:tab/>1</text:p>
          <text:p text:style-name="P10"><text:s/>2.4 Messages<text:tab/>2</text:p>
          <text:p text:style-name="P10"><text:s/>2.5 Interactions<text:tab/>2</text:p>
          <text:p text:style-name="P10"><text:s/>2.6 Protocol Identification Values<text:tab/>2</text:p>
          <text:p text:style-name="P11"><text:s/>3 Extensions and Alternatives<text:tab/>3</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Protocol Identification Protocol Technical Note</text:p>
      </style:header>
      <style:footer>
        <text:p text:style-name="MP4"><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9-23T17:13:37.99">Sep 23, 2012</text:date></text:span></text:span></text:p>
      </style:footer>
    </style:master-page>
    <style:master-page style:name="First_20_Page" style:display-name="First Page" style:page-layout-name="Mpm2" style:next-style-name="Standard">
      <style:header>
        <text:tracked-changes>
          <text:changed-region xml:id="ct361591808" text:id="ct361591808">
            <text:deletion>
              <office:change-info>
                <dc:creator>Bob Jacobsen</dc:creator>
                <dc:date>2012-09-23T17:13:00</dc:date>
              </office:change-info>
              <text:p text:style-name="MP7">Preliminary</text:p>
            </text:deletion>
          </text:changed-region>
          <text:changed-region xml:id="ct515717280" text:id="ct515717280">
            <text:insertion>
              <office:change-info>
                <dc:creator>Bob Jacobsen</dc:creator>
                <dc:date>2012-09-23T17: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Protocol Identific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9-23T17:13:37.99">Sep 23, 2012</text:date></text:p>
            </table:table-cell>
            <table:table-cell table:style-name="Table1.C1" office:value-type="string">
              <text:p text:style-name="MP7"><text:change text:change-id="ct361591808"/><text:change-start text:change-id="ct515717280"/>Obsolete<text:change-end text:change-id="ct515717280"/></text:p>
            </table:table-cell>
          </table:table-row>
        </table:table>
        <text:p text:style-name="Header"/>
      </style:header>
      <style:footer>
        <text:p text:style-name="MP8"><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75" text:date-value="2012-09-23T17:13:37.99">Sep 23,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Protocol Identification Protocol Technical Note</dc:title>
    <meta:initial-creator>Alex Shepherd</meta:initial-creator>
    <meta:creation-date>2009-01-22T07:11:27</meta:creation-date>
    <meta:editing-cycles>97</meta:editing-cycles>
    <meta:editing-duration>PT13H49M9S</meta:editing-duration>
    <meta:generator>OpenOffice.org/3.4$Unix OpenOffice.org_project/340m1$Build-9590</meta:generator>
    <dc:date>2012-09-23T17:13:38</dc:date>
    <dc:creator>Bob Jacobsen</dc:creator>
    <meta:keyword>OpenLCB Protocol Identification</meta:keyword>
    <meta:document-statistic meta:table-count="1" meta:image-count="1" meta:object-count="0" meta:page-count="3" meta:paragraph-count="49" meta:word-count="1076" meta:character-count="6501"/>
    <meta:user-defined meta:name="Info 1"/>
    <meta:user-defined meta:name="Info 2"/>
    <meta:user-defined meta:name="Info 3"/>
    <meta:user-defined meta:name="Info 4"/>
  </office:meta>
</office:document-meta>
</file>